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9c0ae" officeooo:paragraph-rsid="0019c0ae"/>
    </style:style>
    <style:style style:name="P2" style:family="paragraph" style:parent-style-name="Standard">
      <style:text-properties officeooo:rsid="0019c0ae" officeooo:paragraph-rsid="0019c0ae"/>
    </style:style>
    <style:style style:name="P3" style:family="paragraph" style:parent-style-name="Standard" style:list-style-name="L1">
      <style:text-properties officeooo:rsid="001a9761" officeooo:paragraph-rsid="001a97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447907328" text:style-name="L1">
        <text:list-item>
          <text:p text:style-name="P1">Users have to visit each and every website to check and analyse the product reviews</text:p>
        </text:list-item>
        <text:list-item>
          <text:p text:style-name="P1">Reading vogue and hundreds of reviews and arriving at a purchase decision is very difficult and time consuming</text:p>
        </text:list-item>
        <text:list-item>
          <text:p text:style-name="P1">It is a tedious task to identify and reject fake and vogue reviews</text:p>
        </text:list-item>
        <text:list-item>
          <text:p text:style-name="P1">Lack of platforms for sharing public reviews which is authentic </text:p>
        </text:list-item>
      </text:list>
      <text:p text:style-name="P2"/>
      <text:list xml:id="list234026322201605" text:continue-numbering="true" text:style-name="L1">
        <text:list-item>
          <text:p text:style-name="P3">Users can get authentic reviews about a particular product in a single query</text:p>
        </text:list-item>
        <text:list-item>
          <text:p text:style-name="P3">Summerised review help the user to quicky arrive at a purchase decision</text:p>
        </text:list-item>
        <text:list-item>
          <text:p text:style-name="P3">Users can upvote and downvote reviews</text:p>
        </text:list-item>
        <text:list-item>
          <text:p text:style-name="P3">Report products and reviews which is not upto the mark</text:p>
        </text:list-item>
        <text:list-item>
          <text:p text:style-name="P3">Registered users can post their own reviews about the produc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pt double-thin #000000" style:border-line-width="0.018cm 0.046cm 0.018cm" fo:padding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30T22:35:10.360538203</meta:creation-date>
    <dc:date>2021-09-30T23:40:17.263869997</dc:date>
    <meta:editing-duration>PT43M19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16" meta:character-count="631" meta:non-whitespace-character-count="532"/>
  </office:meta>
</office:document-meta>
</file>